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12" style:family="paragraph" style:parent-style-name="Preformatted_20_Text">
      <style:text-properties fo:language="zxx" fo:country="none" style:language-asian="zxx" style:country-asian="none" style:language-complex="zxx" style:country-complex="none"/>
    </style:style>
    <style:style style:name="P13"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1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15"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16"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17"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12">if(SelectionLengthDoesNotEqualZero())</text:p>
      <text:p text:style-name="P13">doNothing()</text:p>
      <text:p text:style-name="P12">else if(KeyIsBackspace())</text:p>
      <text:p text:style-name="P13">if( isFirstCharacter() )</text:p>
      <text:p text:style-name="P14">if( thereIsPreviousSibling() &amp;&amp; previousNodeIsNotLink() &amp;&amp; thisNodeIsNotLink() &amp;&amp; notTopLevel() )</text:p>
      <text:p text:style-name="P15">if( thisNodeHasNoChildren() )</text:p>
      <text:p text:style-name="P16">mergeWithPreviousSibling()</text:p>
      <text:p text:style-name="P17">setFocusOnPreviousSibling()</text:p>
      <text:p text:style-name="P17">combineText()</text:p>
      <text:p text:style-name="P17">positionCursorAtStartOfWhatWasThisPropsText()</text:p>
      <text:p text:style-name="P17">deleteThisNode()</text:p>
      <text:p text:style-name="P15">else if( previousSiblingHasNoChildren() )</text:p>
      <text:p text:style-name="P16">mergePreviousSiblingWithThis()</text:p>
      <text:p text:style-name="P17">combineText()</text:p>
      <text:p text:style-name="P17">positionCursorAtStartOfWhatWasThisPropsText()</text:p>
      <text:p text:style-name="P17">deletePreviousSibling()</text:p>
      <text:p text:style-name="P15">else</text:p>
      <text:p text:style-name="P16">doNothing()</text:p>
      <text:p text:style-name="P14">else if( isEmpty() &amp;&amp; thisNodeHasNoChildren() &amp;&amp; thisNodeIsNotLink() )</text:p>
      <text:p text:style-name="P15">if( isTopLevel() || thereIsSubsequentSibling() || parentArgumentHasTitle() )</text:p>
      <text:p text:style-name="P16">deleteThisNode()</text:p>
      <text:p text:style-name="P16">/* can't set on parent argument because in case where there is <text:s text:c="3"/>*a previous sibling that was a link that will cause a jump */</text:p>
      <text:p text:style-name="P16">setFocusOnLastOpenPreviousNode()</text:p>
      <text:p text:style-name="P15">else</text:p>
      <text:p text:style-name="P16">deleteThisNode()</text:p>
      <text:p text:style-name="P16">deleteParentArgument()</text:p>
      <text:p text:style-name="P16">setFocusOnLastOpenPreviousNode()</text:p>
      <text:p text:style-name="P14">else</text:p>
      <text:p text:style-name="P15">doNothing()</text:p>
      <text:p text:style-name="P13">else</text:p>
      <text:p text:style-name="P14">doNormalKeyStroke()</text:p>
      <text:p text:style-name="P12">else if(KeyIsDelete())</text:p>
      <text:p text:style-name="P13">if( isLastCharacter() )</text:p>
      <text:p text:style-name="P14">if( thereIsSubsequentSibling() &amp;&amp; subsequentSiblingIsNotLink() &amp;&amp;</text:p>
      <text:p text:style-name="P14">thisNodeIsNotLink() &amp;&amp; notTopLevel() )</text:p>
      <text:p text:style-name="P15">if( thisNodeHasNoChildren() )</text:p>
      <text:p text:style-name="P16">mergeWithSubsequentSibling()</text:p>
      <text:p text:style-name="P17">setFocusOnSubsequentSibling()</text:p>
      <text:p text:style-name="P17">combineText()</text:p>
      <text:p text:style-name="P17">positionCursorAtEndOfWhatWasThisPropsText()</text:p>
      <text:p text:style-name="P17">deleteThisNode()</text:p>
      <text:p text:style-name="P15">else if( subsequentSiblingHasNoChildren() )</text:p>
      <text:p text:style-name="P15"><text:tab/>mergeSubsequentSiblingWithThis()</text:p>
      <text:p text:style-name="P17">combineText()</text:p>
      <text:p text:style-name="P17">positionCursorAtEndOfWhatWasThisPropsText()</text:p>
      <text:p text:style-name="P17">deleteSubsequentSibling()</text:p>
      <text:p text:style-name="P15">else</text:p>
      <text:p text:style-name="P15"><text:tab/>doNothing()</text:p>
      <text:p text:style-name="P14">if( isEmpty() &amp;&amp; thisNodeHasNoChildren() &amp;&amp; thisNodeIsNotLink() )</text:p>
      <text:p text:style-name="P15">if( isTopLevel() || thereIsPreviousSibling() || parentArgumentHasTitle() )</text:p>
      <text:p text:style-name="P16">deleteThisNode()</text:p>
      <text:p text:style-name="P16">setFocusOnNextOpenSubsequentElement()</text:p>
      <text:p text:style-name="P15">else</text:p>
      <text:p text:style-name="P16">deleteThisNode()</text:p>
      <text:p text:style-name="P16">deleteParentArgument()</text:p>
      <text:p text:style-name="P16">setFocusOnNexOpenSubsequentElement()</text:p>
      <text:p text:style-name="P14">else</text:p>
      <text:p text:style-name="P14"><text:tab/>doNothing()</text:p>
      <text:p text:style-name="P13">else</text:p>
      <text:p text:style-name="P13"><text:tab/>doNormalKeyStroke()</text:p>
      <text:p text:style-name="P18">else</text:p>
      <text:p text:style-name="P13">/* should never happen */</text:p>
      <text:p text:style-name="P13">doNothing()</text:p>
      <text:p text:style-name="P13"/>
      <text:p text:style-name="P13"/>
      <text:p text:style-name="P12">/*setFocusOnLastOpenPreviousElement() and setFocusOnNextOpenSubsequentElement() should be able to competently handle the case where the is not such element.*/</text:p>
      <text:p text:style-name="P12"/>
      <text:h text:style-name="Heading_20_3" text:outline-level="3">real code</text:h>
      <text:p text:style-name="Text_20_body"/>
      <text:p text:style-name="P12">if(SelectionLengthDoesNotEqualZero()){</text:p>
      <text:p text:style-name="P13">doNormalKeyStroke();</text:p>
      <text:p text:style-name="P18">}</text:p>
      <text:p text:style-name="P12"/>
      <text:p text:style-name="P12">if(KeyIsBackspace()){</text:p>
      <text:p text:style-name="P13">if( isFirstCharacter() ) {</text:p>
      <text:p text:style-name="P14">if( thereIsPreviousSibling() &amp;&amp; previousNodeIsNotLink() &amp;&amp; thisNodeIsNotLink() &amp;&amp; notTopLevel() ){</text:p>
      <text:p text:style-name="P15">if( thisNodeHasNoChildren() ){</text:p>
      <text:p text:style-name="P16">XxmergeWithPreviousSibling();</text:p>
      <text:p text:style-name="P17">setFocusOnPreviousSibling();</text:p>
      <text:p text:style-name="P17">combineText();</text:p>
      <text:p text:style-name="P17">positionCursorAtStartOfWhatWasThisPropsText();</text:p>
      <text:p text:style-name="P17">deleteThisNode();</text:p>
      <text:p text:style-name="P17"/>
      <text:p text:style-name="P15">}else if( previousSiblingHasNoChildren() ){</text:p>
      <text:p text:style-name="P16">XXmergePreviousSiblingWithThis();</text:p>
      <text:p text:style-name="P17">combineText();</text:p>
      <text:p text:style-name="P17">positionCursorAtStartOfWhatWasThisPropsText();</text:p>
      <text:p text:style-name="P17">deletePreviousSibling();</text:p>
      <text:p text:style-name="P15">}else{</text:p>
      <text:p text:style-name="P16">doNothing();</text:p>
      <text:p text:style-name="P15">}</text:p>
      <text:p text:style-name="P14">}else if( isEmpty() &amp;&amp; thisNodeHasNoChildren() &amp;&amp; thisNodeIsNotLink() ){</text:p>
      <text:p text:style-name="P15">if( isTopLevel() || thereIsSubsequentSibling() || parentArgumentHasTitle() ){</text:p>
      <text:p text:style-name="P16">deleteThisNode();</text:p>
      <text:p text:style-name="P16">/* can't set on parent argument because in case where there is <text:s text:c="3"/>*a previous sibling that was a link that will cause a jump */</text:p>
      <text:p text:style-name="P16">setFocusOnLastOpenPreviousNode();</text:p>
      <text:p text:style-name="P15">}else{</text:p>
      <text:p text:style-name="P16">deleteThisNode();</text:p>
      <text:p text:style-name="P16">deleteParentArgument();</text:p>
      <text:p text:style-name="P16">setFocusOnLastOpenPreviousNode();</text:p>
      <text:p text:style-name="P15">}</text:p>
      <text:p text:style-name="P14">}else{</text:p>
      <text:p text:style-name="P15">doNothing();</text:p>
      <text:p text:style-name="P14">}</text:p>
      <text:p text:style-name="P13">}else{</text:p>
      <text:p text:style-name="P14">doNormalKeyStroke();</text:p>
      <text:p text:style-name="P13">}</text:p>
      <text:p text:style-name="P18">} else if(KeyIsDelete()) {</text:p>
      <text:p text:style-name="P13">if( isLastCharacter() ){</text:p>
      <text:p text:style-name="P14">if( thereIsSubsequentSibling() &amp;&amp; subsequentSiblingIsNotLink() &amp;&amp;</text:p>
      <text:p text:style-name="P14">thisNodeIsNotLink() &amp;&amp; notTopLevel() ){</text:p>
      <text:p text:style-name="P15">if( thisNodeHasNoChildren() ){</text:p>
      <text:p text:style-name="P16">XxmergeWithSubsequentSibling();</text:p>
      <text:p text:style-name="P17">setFocusOnSubsequentSibling();</text:p>
      <text:p text:style-name="P17">combineText();</text:p>
      <text:p text:style-name="P17">positionCursorAtEndOfWhatWasThisPropsText();</text:p>
      <text:p text:style-name="P17">deleteThisNode();</text:p>
      <text:p text:style-name="P15">}else if( subsequentSiblingHasNoChildren() ){</text:p>
      <text:p text:style-name="P15"><text:tab/>XXmergeSubsequentSiblingWithThis();</text:p>
      <text:p text:style-name="P17">combineText();</text:p>
      <text:p text:style-name="P17">positionCursorAtEndOfWhatWasThisPropsText();</text:p>
      <text:p text:style-name="P17">deleteSubsequentSibling();</text:p>
      <text:p text:style-name="P15">}else{</text:p>
      <text:p text:style-name="P15"><text:tab/>doNothing();</text:p>
      <text:p text:style-name="P15">}</text:p>
      <text:p text:style-name="P14">}else if( isEmpty() &amp;&amp; thisNodeHasNoChildren() &amp;&amp; thisNodeIsNotLink() ){</text:p>
      <text:p text:style-name="P15">if( isTopLevel() || thereIsPreviousSibling() || parentArgumentHasTitle() ){</text:p>
      <text:p text:style-name="P16">deleteThisNode();</text:p>
      <text:p text:style-name="P16">setFocusOnNextOpenSubsequentElement();</text:p>
      <text:p text:style-name="P15">}else {</text:p>
      <text:p text:style-name="P16">deleteThisNode();</text:p>
      <text:p text:style-name="P16">deleteParentArgument();</text:p>
      <text:p text:style-name="P16">setFocusOnNexOpenSubsequentElement();</text:p>
      <text:p text:style-name="P15">}</text:p>
      <text:p text:style-name="P14">}else{</text:p>
      <text:p text:style-name="P14"><text:tab/>doNothing();</text:p>
      <text:p text:style-name="P14">}</text:p>
      <text:p text:style-name="P13">}else{</text:p>
      <text:p text:style-name="P13"><text:tab/>doNormalKeyStroke();</text:p>
      <text:p text:style-name="P13">}</text:p>
      <text:p text:style-name="P18">} else {</text:p>
      <text:p text:style-name="P13">/* should never happen */</text:p>
      <text:p text:style-name="P13">doNothing();</text:p>
      <text:p text:style-name="P18">}</text:p>
      <text:p text:style-name="P13"/>
      <text:p text:style-name="P13"/>
      <text:p text:style-name="P12">/*setFocusOnLastOpenPreviousElement() and setFocusOnNextOpenSubsequentElement() should be able to competently handle the case where the is not such element.*/</text:p>
      <text:p text:style-name="P11"/>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9"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0T11:58:08.84</dc:date>
    <dc:creator>Isaac Kriegman</dc:creator>
    <meta:editing-duration>PT379H26M27S</meta:editing-duration>
    <meta:editing-cycles>73</meta:editing-cycles>
    <meta:document-statistic meta:table-count="0" meta:image-count="0" meta:object-count="0" meta:page-count="1" meta:paragraph-count="516" meta:word-count="9049" meta:character-count="56094"/>
  </office:meta>
</office:document-meta>
</file>